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T: nasıl boşalttı ingilizler istanbulu </text:p>
        <text:p text:style-name="Standard">E: abi yunnaları denize döktükten sonra </text:p>
        <text:p text:style-name="Standard">E: ordular bursaya girdi </text:p>
        <text:p text:style-name="Standard">E: ordan istanbula gözdağı verince </text:p>
        <text:p text:style-name="Standard">E: zaten mudanya </text:p>
        <text:p text:style-name="Standard">E: imzalandı </text:p>
        <text:p text:style-name="Standard">E: sonrada </text:p>
        <text:p text:style-name="Standard">E: lozanla boşalttılar </text:p>
        <text:p text:style-name="Standard">T: işte mudanyadan sonra niye boşalttılar </text:p>
        <text:p text:style-name="Standard">E: mudanyadan sonra boşaltmıyolar </text:p>
        <text:p text:style-name="Standard">E: mudanyafda </text:p>
        <text:p text:style-name="Standard">T: lozandaki boğazlar maddesi ne </text:p>
        <text:p text:style-name="Standard">E: abi mudayada </text:p>
        <text:p text:style-name="Standard">E: mevcut durum kjoruncak deniliyo </text:p>
        <text:p text:style-name="Standard">E: ama çatışma olmayacak güvencesi veriliyo </text:p>
        <text:p text:style-name="Standard">E: lozanda </text:p>
        <text:p text:style-name="Standard">E: misakı milli sınırları kabul edilince </text:p>
        <text:p text:style-name="Standard">E: ingilizler gidiyo işte </text:p>
        <text:p text:style-name="Standard">E: boğazlar sorunu kalıyo </text:p>
        <text:p text:style-name="Standard">E: o da </text:p>
        <text:p text:style-name="Standard">E: türkiyenin kontrolünde </text:p>
        <text:p text:style-name="Standard">E: bazı maddelerle hallediliyo </text:p>
        <text:p text:style-name="Standard">E: istanbulda savaş yok yani </text:p>
        <text:p text:style-name="Standard">T: lozanda boğazlar </text:p>
        <text:p text:style-name="Standard">T: komiteye bırakılıyo demi </text:p>
        <text:p text:style-name="Standard">E: yok </text:p>
        <text:p text:style-name="Standard">E: o sevr de </text:p>
        <text:p text:style-name="Standard">E: lozan onu kabul etmiyo </text:p>
        <text:p text:style-name="Standard">T: lozanda kime bırakılıyor </text:p>
        <text:p text:style-name="Standard">E: ankara hükümeti </text:p>
        <text:p text:style-name="Standard">E: ankara hükümetine </text:p>
        <text:p text:style-name="Standard">E: ama ticaret gemilerine serbestlik var </text:p>
        <text:p text:style-name="Standard">E: savaş gemilerinede </text:p>
        <text:p text:style-name="Standard">E: belirli bi cephane limitine kadar </text:p>
        <text:p text:style-name="Standard">E: abrış durumunda bu </text:p>
        <text:p text:style-name="Standard">E: savaş durumunda işler değişiyo </text:p>
        <text:p text:style-name="Standard">E: eğer türkiye savştaysa </text:p>
        <text:p text:style-name="Standard">E: o zaman bm ilgileniyo </text:p>
        <text:p text:style-name="Standard">E: değilse </text:p>
        <text:p text:style-name="Standard">E: türkiyeye kalmış </text:p>
        <text:p text:style-name="Standard">T: misakkı milideki azınlık maddeleri </text:p>
        <text:p text:style-name="Standard">T: misakkı millide ne azınlığı lan </text:p>
        <text:p text:style-name="Standard">E: azınlık oalrak sadece agyrimüslimler kabul ediliyo </text:p>
        <text:p text:style-name="Standard">E: abi türkiyede yaşayan yabancılar işte </text:p>
        <text:p text:style-name="Standard">T: onlara ne haklar veriliyo </text:p>
        <text:p text:style-name="Standard">T: misakkı millide </text:p>
        <text:p text:style-name="Standard">E: diyo ki bizimki,ler </text:p>
        <text:p text:style-name="Standard">E: siz sizde yaşayan türklere ne hak veriyosanız bi de </text:p>
        <text:p text:style-name="Standard">E: onu veriyoz </text:p>
        <text:p text:style-name="Standard">E: genel bi </text:p>
        <text:p text:style-name="Standard">E: azınlık hakları var </text:p>
        <text:p text:style-name="Standard">E: polonya azınlık hakları diye </text:p>
        <text:p text:style-name="Standard">E: genel olarak o kabul ediliyo </text:p>
        <text:p text:style-name="Standard">E: ama </text:p>
        <text:p text:style-name="Standard">E: orda </text:p>
        <text:p text:style-name="Standard">E: azınlık olarak </text:p>
        <text:p text:style-name="Standard">E: din dil ırk farklılığı gerek koşuluyo </text:p>
        <text:p text:style-name="Standard">E: türkiye bunu </text:p>
        <text:p text:style-name="Standard">E: kabul etmiyo </text:p>
        <text:p text:style-name="Standard">E: bizde sadece </text:p>
        <text:p text:style-name="Standard">E: gayrimüslimler azınlıktır diyo </text:p>
        <text:p text:style-name="Standard">E: ermeni rum </text:p>
        <text:p text:style-name="Standard">E: onlar yani </text:p>
        <text:p text:style-name="Standard">T: franszılar hangi olay ile anadoludan gitti </text:p>
        <text:p text:style-name="Standard">E: abi fransıların işgal ettikleri yerlerde </text:p>
        <text:p text:style-name="Standard">E: ermenilerin gelmesiyle yerel ayaklanmalar başladı </text:p>
        <text:p text:style-name="Standard">E: sonra bunlar çatışmalara dönüştü </text:p>
        <text:p text:style-name="Standard">E: daha sonra </text:p>
        <text:p text:style-name="Standard">E: londra konferansında </text:p>
        <text:p text:style-name="Standard">E: barış istedi </text:p>
        <text:p text:style-name="Standard">E: fransa </text:p>
        <text:p text:style-name="Standard">E: ama ankara kabul etmedi </text:p>
        <text:p text:style-name="Standard">E: güney </text:p>
        <text:p text:style-name="Standard">E: fransızlar uzayan savaş nedeni iler ve sevrdeki maddelerin ingilterenin çıkarlarına olduğunu düşündüğü için savaşı kısa keselim dedi </text:p>
        <text:p text:style-name="Standard">E: ankara anlaşmasını imzaladı </text:p>
        <text:p text:style-name="Standard">E: gitti </text:p>
        <text:p text:style-name="Standard">E: hocanın sormak istediği ankara anlaşması mı bilmiyorum </text:p>
        <text:p text:style-name="Standard">E: bi de </text:p>
        <text:p text:style-name="Standard">E: ondan önce </text:p>
        <text:p text:style-name="Standard">E: 1. ve 2. inönü zaferleri var </text:p>
        <text:p text:style-name="Standard">E: o da </text:p>
        <text:p text:style-name="Standard">E: fransızların </text:p>
        <text:p text:style-name="Standard">T: onlardan tırsıyolar </text:p>
        <text:p text:style-name="Standard">E: ankara hükümetini tanımasında önemli oldu </text:p>
        <text:p text:style-name="Standard">E: ama hocanın istediği ankara anlaşmasıdır heralde </text:p>
        <text:p text:style-name="Standard">T: 1. dünya savaşını bitiren antlaşma </text:p>
        <text:p text:style-name="Standard">E: mondros </text:p>
        <text:p text:style-name="Standard">E: ateşkesi </text:p>
        <text:p text:style-name="Standard">E: sevr imzalandığında </text:p>
        <text:p text:style-name="Standard">E: savaş zaten bitmişti </text:p>
        <text:p text:style-name="Standard">E: sevr 1920 dedeğiş mi </text:p>
        <text:p text:style-name="Standard"><text:soft-page-break/>T: amasyaya osmanlıdan giden kiş kim lan </text:p>
        <text:p text:style-name="Standard">E: ali rıza </text:p>
        <text:p text:style-name="Standard">E: ankara yanlısı bu adam </text:p>
        <text:p text:style-name="Standard">E: bizden </text:p>
        <text:p text:style-name="Standard">T: amasyada imzası bulunan .. kişiler sscb ile yaşanan .. olayından sonra yapılan .. anlttlaşması </text:p>
        <text:p text:style-name="Standard">T: rauf orbay ? moskova </text:p>
        <text:p text:style-name="Standard">E: bu ne lan </text:p>
        <text:p text:style-name="Standard">T: Amasya genelgesinde imzası bulunan ... kişiler, sscb ile yaşanan ... Olayından sonra yapılan ... Antlaşması ile doğu sınırımız çizildi </text:p>
        <text:p text:style-name="Standard">T: ilki rauf değil mi </text:p>
        <text:p text:style-name="Standard">T: ikinciyi bilmiyom </text:p>
        <text:p text:style-name="Standard">T: üçüncü de moskova hearlde </text:p>
        <text:p text:style-name="Standard">E: moskova ve kars var </text:p>
        <text:p text:style-name="Standard">E: hangisi bilmiyom 3e </text:p>
        <text:p text:style-name="Standard">T: sscb ile aramızda ne olayı oldu </text:p>
        <text:p text:style-name="Standard">E: en son kars imzalanıyo </text:p>
        <text:p text:style-name="Standard">E: emenistanla </text:p>
        <text:p text:style-name="Standard">E: biz savaşıyoz </text:p>
        <text:p text:style-name="Standard">E: yeniyoz onalrı onlarla gümrü yapıyoz </text:p>
        <text:p text:style-name="Standard">E: bu arada </text:p>
        <text:p text:style-name="Standard">E: sovyetler </text:p>
        <text:p text:style-name="Standard">E: geliyo </text:p>
        <text:p text:style-name="Standard">E: gürcistanı falan alıyo </text:p>
        <text:p text:style-name="Standard">E: gümrü geçersizdir diyo </text:p>
        <text:p text:style-name="Standard">E: bi daha onalrla anlaşma yapıyoz </text:p>
        <text:p text:style-name="Standard">E: ama olayın spesifik bi adı avr hearlde </text:p>
        <text:p text:style-name="Standard">T: gümrü ile olan sınır </text:p>
        <text:p text:style-name="Standard">E: batum mu ne gidiyodu </text:p>
        <text:p text:style-name="Standard">T: yunan ordusunu yenmemiz sonucunda (tam hatırlayamadım) ingilizlerle aramızda .... Krizi çıktı </text:p>
        <text:p text:style-name="Standard">T: bu çanakkale krizi mi </text:p>
        <text:p text:style-name="Standard">E: aynen </text:p>
        <text:p text:style-name="Standard">T: lozan antlaşmasının azınlıklar ile ilgili maddesi ve maddenin önemi </text:p>
        <text:p text:style-name="Standard">E: azınlık oalrak sadeec gayrimüslimelrin kabul edilmesi falan </text:p>
        <text:p text:style-name="Standard">T: misakı millinin sınırlarla ilgili maddesi ve neden günümüze kadar bu maddenin geçerli oldu </text:p>
        <text:p text:style-name="Standard">E: atatürk misakı milli sınırlarını yaparken relist davranmıştır </text:p>
        <text:p text:style-name="Standard">E: türk olan yerleri almış diğer yerlerle fazla ilgilenmemiş </text:p>
        <text:p text:style-name="Standard">E: mesela </text:p>
        <text:p text:style-name="Standard">E: batı trakya için fazla üstelememiştir biyerden sonra </text:p>
        <text:p text:style-name="Standard">E: ya da musul </text:p>
        <text:p text:style-name="Standard">E: daha milli bi ülke oluşturmuştur </text:p>
        <text:p text:style-name="Standard">E: bu da </text:p>
        <text:p text:style-name="Standard">E: devamlılığı sağlamıştır </text:p>
        <text:p text:style-name="Standard">E: misakı millideki maddelrse </text:p>
        <text:p text:style-name="Standard">E: mondros imzaladığı zamnaki sınırlar kabul edilecek edğer </text:p>
        <text:p text:style-name="Standard">E: diğer yerlerden katılmak isteyen oılursa </text:p>
        <text:p text:style-name="Standard">E: wilson ilkesine göreü katılacak </text:p>
        <text:p text:style-name="Standard">E: yoksa </text:p>
        <text:p text:style-name="Standard">E: üsteleme yok </text:p>
        <text:p text:style-name="Standard">E: sadece iç te </text:p>
        <text:p text:style-name="Standard">T: Misak-i millinin o dönemde çizilen ve bugünümüze kadar gelen tek gerçek harita olmasının sebeplerini misak-i milli kararları üzerinden açıklayınız. </text:p>
        <text:p text:style-name="Standard">E: diye bi madde vardı </text:p>
        <text:p text:style-name="Standard">T: buda mı öle </text:p>
        <text:p text:style-name="Standard">E: istanbul hükümeti onu içte ve dışta diye yapmıştı </text:p>
        <text:p text:style-name="Standard">E: atatürk kızmıştı </text:p>
        <text:p text:style-name="Standard">T: atatürk niye kızıyo </text:p>
        <text:p text:style-name="Standard">T: anlamadım </text:p>
        <text:p text:style-name="Standard">E: abi dışta deyince </text:p>
        <text:p text:style-name="Standard">E: sen daha önce kaybettiğin topraklar üzerinde de </text:p>
        <text:p text:style-name="Standard">E: hak talep etmiş oluyosun </text:p>
        <text:p text:style-name="Standard">E: istanbuldaki kafa </text:p>
        <text:p text:style-name="Standard">E: hala imparatorluğudevam ettirme kafasındaydı </text:p>
        <text:p text:style-name="Standard">E: ama atatürk daha milliyetçi bi yapılanmanın sadece çözüm olduğunu bişliyo bu yüzden realist davranıp sadece içte </text:p>
        <text:p text:style-name="Standard">E: dyodu </text:p>
        <text:p text:style-name="Standard">E: yani mondrostan sonra </text:p>
        <text:p text:style-name="Standard">E: sınırlar içinde kalan yerler için hak talep ediyodu </text:p>
        <text:p text:style-name="Standard">T: Amasya Genelgesinin açık ve gizli maddeleri nelerdir? Tarihi önemini açıklayınız. </text:p>
        <text:p text:style-name="Standard">E: amaysa genelgesi ilk sivasa gitmeden ki di mi </text:p>
        <text:p text:style-name="Standard">E: diğeri görüşmesi </text:p>
        <text:p text:style-name="Standard">T: evt </text:p>
        <text:p text:style-name="Standard">E: abi burda milli mücadelenin gereklilğinden bahsediliyo </text:p>
        <text:p text:style-name="Standard">E: sivasta bi kongre yapılması gerekiyo faln deniliyo </text:p>
        <text:p text:style-name="Standard">E: ama </text:p>
        <text:p text:style-name="Standard">T: Amasya genelgesi, Sivas yada Erzurum kongresi , maddeleri açıklayın ve yorumlayın </text:p>
        <text:p text:style-name="Standard">T: amsaya tamam </text:p>
        <text:p text:style-name="Standard">T: sivas erzurum? </text:p>
        <text:p text:style-name="Standard">E: manda kabul edilmiyo </text:p>
        <text:p text:style-name="Standard">E: bölgesel örgütlendmeden milşli grgütlenmeye geçiliyo </text:p>
        <text:p text:style-name="Standard">E: milli irade kabul ediliyo </text:p>
        <text:p text:style-name="Standard"><text:soft-page-break/>T: bunlar hangisi için </text:p>
        <text:p text:style-name="Standard">E: ikisi içinde </text:p>
        <text:p text:style-name="Standard">E: erzurum bölgesel bi kongre </text:p>
        <text:p text:style-name="Standard">E: atatürk daha geniş bi kongre yapmak istiyo </text:p>
        <text:p text:style-name="Standard">E: bu yüzden </text:p>
        <text:p text:style-name="Standard">E: yapılıyo </text:p>
        <text:p text:style-name="Standard">E: sivas </text:p>
        <text:p text:style-name="Standard">T: <text:s/>lozan anlaşmasının önemini </text:p>
        <text:p text:style-name="Standard">E: abi lozana kazanan tarf oalrak gittik </text:p>
        <text:p text:style-name="Standard">E: sevrde almak istenenleri vermedik </text:p>
        <text:p text:style-name="Standard">E: amına koyduk ortalığın </text:p>
        <text:p text:style-name="Standard">E: bi musul sorunu kaldı </text:p>
        <text:p text:style-name="Standard">E: onu da </text:p>
        <text:p text:style-name="Standard">E: bm ingilizlere verdi </text:p>
        <text:p text:style-name="Standard">E: önem olrak </text:p>
        <text:p text:style-name="Standard">T: avrupalı ülkelerce tanındık </text:p>
        <text:p text:style-name="Standard">Misak-ı Milli sınırları büyük ölçüde sağlanmıştır. </text:p>
        <text:p text:style-name="Standard">Türk ulusu adına, I. Dünya Savaşı'nı bitiren antlaşmadır. </text:p>
        <text:p text:style-name="Standard">Türkiye tarafından konulan koşullara Dünya devletleri uymak zorunda kalmışlardır. </text:p>
        <text:p text:style-name="Standard">T: Sakarya savaşının nedenleri ve önemi </text:p>
        <text:p text:style-name="Standard">E: sakarya savaşı </text:p>
        <text:p text:style-name="Standard">E: ankaraya ilerleyen yuna orusunu durdurmak için son şanstı </text:p>
        <text:p text:style-name="Standard">E: atatürkçe </text:p>
        <text:p text:style-name="Standard">E: baş komutonlık görevi veiliyo işte </text:p>
        <text:p text:style-name="Standard">E: oda kazanıyo </text:p>
        <text:p text:style-name="Standard">T: bu eskişehirde yenildikten sonra </text:p>
        <text:p text:style-name="Standard">E: abartacak bişey yok </text:p>
        <text:p text:style-name="Standard">E: evet </text:p>
        <text:p text:style-name="Standard">E: ya tamam ya devam </text:p>
        <text:p text:style-name="Standard">T: önemi deyince ne dicez </text:p>
        <text:p text:style-name="Standard">E: savaşı aslında ankara için </text:p>
        <text:p text:style-name="Standard">E: mecliste büyük oranda </text:p>
        <text:p text:style-name="Standard">E: umutsuz </text:p>
        <text:p text:style-name="Standard">E: bu yüzden atatürke baş komutanlık veriyolar </text:p>
        <text:p text:style-name="Standard">E: eğer kaybedilirse ki </text:p>
        <text:p text:style-name="Standard">E: kaybedecez gözüyle bakıyolar </text:p>
        <text:p text:style-name="Standard">E: büyük oranda </text:p>
        <text:p text:style-name="Standard">E: sorumlu olarak atatürkü göstereceklerdi </text:p>
        <text:p text:style-name="Standard">E: bi de meclisi savaş öncesi </text:p>
        <text:p text:style-name="Standard">E: sivasa taşıyalım diyolar </text:p>
        <text:p text:style-name="Standard">E: ama kürt bi vekil askerlerin morali bozulur falan kaçamk olur bu diyodu </text:p>
        <text:p text:style-name="Standard">E: vazgeçiriyodu </text:p>
        <text:p text:style-name="Standard">T: Ulusal direnişte denge politikasını "Batıya karşı batı ve batıya karşı sovyetler birliği " politikasına göre yorumlayın.. </text:p>
        <text:p text:style-name="Standard">E: batuya karşı batıda </text:p>
        <text:p text:style-name="Standard">E: atatürk italya ve fransayı </text:p>
        <text:p text:style-name="Standard">E: ingilizlere karşı kullanıyo </text:p>
        <text:p text:style-name="Standard">E: ingilizler </text:p>
        <text:p text:style-name="Standard">E: izmiri yunaistana veriyo </text:p>
        <text:p text:style-name="Standard">E: italyayı burda kullanıyo </text:p>
        <text:p text:style-name="Standard">E: fransada </text:p>
        <text:p text:style-name="Standard">E: almanya sorununu çözerken ingileternin desteğini alamıyo </text:p>
        <text:p text:style-name="Standard">E: ve kıbrıla musulu ingilizlerin kendisine alacağını görünce </text:p>
        <text:p text:style-name="Standard">E: araları açılıyo </text:p>
        <text:p text:style-name="Standard">E: fransayla da </text:p>
        <text:p text:style-name="Standard">E: onları kullanıyo </text:p>
        <text:p text:style-name="Standard">E: ayrıca </text:p>
        <text:p text:style-name="Standard">E: abd ilede </text:p>
        <text:p text:style-name="Standard">E: yeni kurulacak devletin </text:p>
        <text:p text:style-name="Standard">E: kominist ya da </text:p>
        <text:p text:style-name="Standard">E: emperyalist olamyacağını gösterip </text:p>
        <text:p text:style-name="Standard">E: kapitalist bi </text:p>
        <text:p text:style-name="Standard">E: ekonomiye sahip olacağını </text:p>
        <text:p text:style-name="Standard">E: ayrıca </text:p>
        <text:p text:style-name="Standard">E: wilsonun ticaretle ilgili ilkelerini kabul edeceğini belirterek </text:p>
        <text:p text:style-name="Standard">E: abdyide yanına çekiyo </text:p>
        <text:p text:style-name="Standard">E: sovyetleride </text:p>
        <text:p text:style-name="Standard">E: boğazlar konusunda kullanıyo </text:p>
        <text:p text:style-name="Standard">T: boğazlar konusunda nasıl kullanıyor </text:p>
        <text:p text:style-name="Standard">E: abi sovyetler </text:p>
        <text:p text:style-name="Standard">E: boğazların güvencesini ingilizlerde olmasını istemiyoı </text:p>
        <text:p text:style-name="Standard">E: haliyel </text:p>
        <text:p text:style-name="Standard">E: anaklra hükümetinde <text:s/>yana oluyo </text:p>
        <text:p text:style-name="Standard">E: ingilterede </text:p>
        <text:p text:style-name="Standard">E: anakranın üstüne gidemiyo </text:p>
        <text:p text:style-name="Standard">E: eğer fazla üstelersem </text:p>
        <text:p text:style-name="Standard">E: ankara </text:p>
        <text:p text:style-name="Standard">E: sovyetlere yaklaşır </text:p>
        <text:p text:style-name="Standard">E: daha sonra </text:p>
        <text:p text:style-name="Standard">E: anadoluda </text:p>
        <text:p text:style-name="Standard">E: kominizm yayılır </text:p>
        <text:p text:style-name="Standard">E: sonra dünya olrak göte geliriz diye </text:p>
        <text:p text:style-name="Standard">T: abd nasıl hemen çekiliyo </text:p>
        <text:p text:style-name="Standard">T: ne veriyoz </text:p>
        <text:p text:style-name="Standard">E: abd zaten işgal etmiyo ki biiz </text:p>
        <text:p text:style-name="Standard">T: abi bişey oluyodu ve </text:p>
        <text:p text:style-name="Standard">T: abd yi direk yanına alıyodu atatürk </text:p>
        <text:p text:style-name="Standard">E: chester projesi </text:p>
        <text:p text:style-name="Standard">E: o anadoludan yumurtlık körfezine daha sonra </text:p>
        <text:p text:style-name="Standard"><text:soft-page-break/>E: musula giden bi tren yolu </text:p>
        <text:p text:style-name="Standard">E: yolun her iki tarafında </text:p>
        <text:p text:style-name="Standard">E: 20 km madenler </text:p>
        <text:p text:style-name="Standard">E: amerikanoın olacaktı </text:p>
        <text:p text:style-name="Standard">E: ama musul suriye yani ingiltereye gidince </text:p>
        <text:p text:style-name="Standard">E: proje yattı </text:p>
        <text:p text:style-name="Standard">T: türkiye ona ok diyince abd saf dışı </text:p>
        <text:p text:style-name="Standard">T: şimdi </text:p>
        <text:p text:style-name="Standard">T: italya ingiltereye hep gıcık da </text:p>
        <text:p text:style-name="Standard">T: niye </text:p>
        <text:p text:style-name="Standard">T: toprak mevzusu mu </text:p>
        <text:p text:style-name="Standard">E: abi savaş başında </text:p>
        <text:p text:style-name="Standard">T: sadece </text:p>
        <text:p text:style-name="Standard">E: izmir falan verecem diyo </text:p>
        <text:p text:style-name="Standard">E: daha sonra diyo burası itakyanın olursa adalar falan </text:p>
        <text:p text:style-name="Standard">E: ben ortadoğunun kontrolünü sağlayamam </text:p>
        <text:p text:style-name="Standard">E: en iyisi buraları ben yunanlara vereyim </text:p>
        <text:p text:style-name="Standard">E: italyayı sikiyo </text:p>
        <text:p text:style-name="Standard">E: italyada </text:p>
        <text:p text:style-name="Standard">E: cephanelerini bize bırakıp gidiyo </text:p>
        <text:p text:style-name="Standard">E: bi de o ara </text:p>
        <text:p text:style-name="Standard">E: italyada da </text:p>
        <text:p text:style-name="Standard">E: içi karışıklıklar olabilir </text:p>
        <text:p text:style-name="Standard">E: faşizm cart curt </text:p>
        <text:p text:style-name="Standard">E: savaşın uzmasıda </text:p>
        <text:p text:style-name="Standard">E: italyayı bunaltıyo </text:p>
        <text:p text:style-name="Standard">E: savaştan çekiliyolar </text:p>
        <text:p text:style-name="Standard">T: italya vs ingiltere tamam </text:p>
        <text:p text:style-name="Standard">T: fransa vs ingiltere </text:p>
        <text:p text:style-name="Standard">T: yine toprak mı </text:p>
        <text:p text:style-name="Standard">T: fransa suriyede </text:p>
        <text:p text:style-name="Standard">T: güneyde </text:p>
        <text:p text:style-name="Standard">E: toprak bi de emperyalist çıkarlar </text:p>
        <text:p text:style-name="Standard">E: aynen </text:p>
        <text:p text:style-name="Standard">T: itaya vs fransa var mı </text:p>
        <text:p text:style-name="Standard">E: yok </text:p>
        <text:p text:style-name="Standard">T: abd vs ingiltere felan </text:p>
        <text:p text:style-name="Standard">E: ingiltere vs abd var </text:p>
        <text:p text:style-name="Standard">E: abd emperyalist ülke olamayacağı için </text:p>
        <text:p text:style-name="Standard">E: emperyalit ülkelere yatişmek için kapitalzmi kullanıyo </text:p>
        <text:p text:style-name="Standard">E: ingilterede </text:p>
        <text:p text:style-name="Standard">E: emperyalizmi savunuyo </text:p>
        <text:p text:style-name="Standard">E: ingiltere </text:p>
        <text:p text:style-name="Standard">E: sömürgelerini </text:p>
        <text:p text:style-name="Standard">E: meşrulaştırmak için barış götürüyorum milli değerler cart curt diyo </text:p>
        <text:p text:style-name="Standard">E: ama aslında </text:p>
        <text:p text:style-name="Standard">E: abd ile zıt </text:p>
        <text:p text:style-name="Standard">E: emperyalizmi ilk yıkan wilson bunu uygulyan türkiye diye bişey vardı </text:p>
        <text:p text:style-name="Standard">E: o tarzda </text:p>
        <text:p text:style-name="Standard">T: o neden </text:p>
        <text:p text:style-name="Standard">E: yani wilson ilkeleri emperyalizme ters </text:p>
        <text:p text:style-name="Standard">T: türkiye kabul mi ediyor </text:p>
        <text:p text:style-name="Standard">E: evet abi sonuçta </text:p>
        <text:p text:style-name="Standard">E: sen milli bi devlet kuruyosun </text:p>
        <text:p text:style-name="Standard">E: wilson ilkeleride </text:p>
        <text:p text:style-name="Standard">E: bunun için gayet mantıklı </text:p>
        <text:p text:style-name="Standard">T: abd+ingiltere+fransa+italya vs sovyet var demi </text:p>
        <text:p text:style-name="Standard">E: hepsi vs sovyet yoktur yaa belki kominsit rejimden dolayı çekiniyolardır </text:p>
        <text:p text:style-name="Standard">E: ama almanyayla yakınlaşıyo </text:p>
        <text:p text:style-name="Standard">E: sovyetler </text:p>
        <text:p text:style-name="Standard">E: ordan </text:p>
        <text:p text:style-name="Standard">E: fransayı karşısına alıt </text:p>
        <text:p text:style-name="Standard">E: italyayı bilemedim </text:p>
        <text:p text:style-name="Standard">T: abi batıya karşı sovyet diye </text:p>
        <text:p text:style-name="Standard">T: çok sormuş </text:p>
        <text:p text:style-name="Standard">E: boğazlar o </text:p>
        <text:p text:style-name="Standard">E: derste öyle anlattı </text:p>
        <text:p text:style-name="Standard">T: itilaf devletlerin savaşı kazanamamasının nedenlerini yazın </text:p>
        <text:p text:style-name="Standard">E: arasındaki anlaşmazlıklar </text:p>
        <text:p text:style-name="Standard">E: bolşevik </text:p>
        <text:p text:style-name="Standard">E: abi normalde silah olrak kazanıyolar </text:p>
        <text:p text:style-name="Standard">E: bi uzun sürmesi faln </text:p>
        <text:p text:style-name="Standard">E: halkın savaştan bıkması diyebilirsin </text:p>
        <text:p text:style-name="Standard">T: ordaki halkların savaştan bıkması demi </text:p>
        <text:p text:style-name="Standard">T: italya fransa felan </text:p>
        <text:p text:style-name="Standard">E: aynen savaş demek ekonomik kayıp demek </text:p>
        <text:p text:style-name="Standard">T: sakarya savaşının politik sonuçları nelerdir(kars antlaşması imzalandı,italya tamamen anadoluyu terk etti vs </text:p>
        <text:p text:style-name="Standard">E: evet onlar </text:p>
        <text:p text:style-name="Standard">E: ingilizlerle mübadele anlaşması yapıldı </text:p>
        <text:p text:style-name="Standard">E: tutuklu itthatçılar için </text:p>
        <text:p text:style-name="Standard">E: ayrıca fransızlarla </text:p>
        <text:p text:style-name="Standard">E: ankara anlaşması </text:p>
        <text:p text:style-name="Standard">E: da var </text:p>
        <text:p text:style-name="Standard">T: o ne </text:p>
        <text:p text:style-name="Standard">E: hangisi </text:p>
        <text:p text:style-name="Standard">T: ankara anlaşması </text:p>
        <text:p text:style-name="Standard">E: abi fransızlarla yapılan işte </text:p>
        <text:p text:style-name="Standard">E: güney sınırlarımızı </text:p>
        <text:p text:style-name="Standard">E: hatay hariç belirliyo </text:p>
        <text:p text:style-name="Standard">T: Batıya karşı batı politikası ile Lozan'ın dış <text:soft-page-break/>borçlar ile ilgili maddesi ve antlaşmasının önemi </text:p>
        <text:p text:style-name="Standard">T: dış borçları biz alıyoz demi </text:p>
        <text:p text:style-name="Standard">E: hepsini değil </text:p>
        <text:p text:style-name="Standard">E: osmalının dağılması ile oluşan ülkelere pay ediliyo </text:p>
        <text:p text:style-name="Standard">T: ama bize giriyo en çok </text:p>
        <text:p text:style-name="Standard">E: yüzde 40 dı heralde bize giren </text:p>
        <text:p text:style-name="Standard">T: ozan Antlasmasinda borclar konusu nasil cozume kavustu(25 puan), ve Lozan Antlasmasinin tarihi onemi nedir </text:p>
        <text:p text:style-name="Standard">T: abi sıf buna 50 puan sormuş </text:p>
        <text:p text:style-name="Standard">T: 3 cümlede bitiyor </text:p>
        <text:p text:style-name="Standard">T: daha detay ver </text:p>
        <text:p text:style-name="Standard">E: bzide böyle sormaz </text:p>
        <text:p text:style-name="Standard">E: bu sene değiştirdi ya </text:p>
        <text:p text:style-name="Standard">T: borçlar konusu nası çözlüldü </text:p>
        <text:p text:style-name="Standard">T: deyince </text:p>
        <text:p text:style-name="Standard">T: aramızda anlaştık hesap en çok bize girdi mi dicez </text:p>
        <text:p text:style-name="Standard">E: aynen </text:p>
        <text:p text:style-name="Standard">T: Lozan Antlaşmasının önemi ve sınırlarla ilgili maddesini açıklayın. </text:p>
        <text:p text:style-name="Standard">E: misak ı millideki sınırlar istendi ankara tarafından </text:p>
        <text:p text:style-name="Standard">E: musul </text:p>
        <text:p text:style-name="Standard">E: gitti </text:p>
        <text:p text:style-name="Standard">E: doğu trakyayı aldık </text:p>
        <text:p text:style-name="Standard">E: hatay dahs sonraya bırakıldı </text:p>
        <text:p text:style-name="Standard">T: aslında musul da sonraya bırakılmıyor mu </text:p>
        <text:p text:style-name="Standard">E: aslında gidiyo da </text:p>
        <text:p text:style-name="Standard">E: sonraya bırakılıyo deniyo </text:p>
        <text:p text:style-name="Standard">E: atatürk hatta gazetelere </text:p>
        <text:p text:style-name="Standard">E: misakı milli sınırları kesin değildir falan diyo </text:p>
        <text:p text:style-name="Standard">E: çünkü eğer </text:p>
        <text:p text:style-name="Standard">E: lozanda </text:p>
        <text:p text:style-name="Standard">E: çözülemezse </text:p>
        <text:p text:style-name="Standard">E: bm ye gidecek </text:p>
        <text:p text:style-name="Standard">E: türkiye bm de </text:p>
        <text:p text:style-name="Standard">E: yok </text:p>
        <text:p text:style-name="Standard">E: ve bm ingilterenin elinde </text:p>
        <text:p text:style-name="Standard">T: o birlerşimiş milletler kararına bırakma olayı lozan ile mi yapılıyor </text:p>
        <text:p text:style-name="Standard">E: evet </text:p>
        <text:p text:style-name="Standard">T: lozanın önemi ve azınlık sorunu nasıl çözülmüştür </text:p>
        <text:p text:style-name="Standard">T: abi bu </text:p>
        <text:p text:style-name="Standard">T: na ne dicez </text:p>
        <text:p text:style-name="Standard">T: 1 cümle var </text:p>
        <text:p text:style-name="Standard">T: polonya bilmemnesi var </text:p>
        <text:p text:style-name="Standard">T: onu kabul etmiyoz da </text:p>
        <text:p text:style-name="Standard">T: sizde neyse bizde o </text:p>
        <text:p text:style-name="Standard">T: mu diyoz </text:p>
        <text:p text:style-name="Standard">T: gayrimüslimlere </text:p>
        <text:p text:style-name="Standard">E: ordaki azınlık yerine </text:p>
        <text:p text:style-name="Standard">E: aynne </text:p>
        <text:p text:style-name="Standard">T: abi tamam da </text:p>
        <text:p text:style-name="Standard">T: ne haklar veriyoz </text:p>
        <text:p text:style-name="Standard">T: çözüm ne </text:p>
        <text:p text:style-name="Standard">T: diye soruyor </text:p>
        <text:p text:style-name="Standard">E: okul ibadet </text:p>
        <text:p text:style-name="Standard">E: özgürlüğü falan </text:p>
        <text:p text:style-name="Standard">E: evlenme </text:p>
        <text:p text:style-name="Standard">E: dil </text:p>
        <text:p text:style-name="Standard">E: özgürlüğü </text:p>
        <text:p text:style-name="Standard">E: ama artı olarak hakalr verilmiyo </text:p>
        <text:p text:style-name="Standard">E: mesela askerden muhaflık falan yok </text:p>
        <text:p text:style-name="Standard">E: vergiler aynı </text:p>
        <text:p text:style-name="Standard">E: wilsonun eşitlik prensibi benimseniyo </text:p>
        <text:p text:style-name="Standard">T: lozanın önemi ve boğazlar meselesine getirdiği çözüm </text:p>
        <text:p text:style-name="Standard">E: boğazlarda </text:p>
        <text:p text:style-name="Standard">E: türkiyenin egemenliği getiriliyo </text:p>
        <text:p text:style-name="Standard">E: ama yine wilson ilkeleri gereği ticaret gemileriine açık </text:p>
        <text:p text:style-name="Standard">E: savaş gemilerine ise </text:p>
        <text:p text:style-name="Standard">E: belirlki bi sınıra kadar </text:p>
        <text:p text:style-name="Standard">E: barış zamanında </text:p>
        <text:p text:style-name="Standard">T: bişey daha vardı </text:p>
        <text:p text:style-name="Standard">T: boğazlardan geçecek savaş gemisi karadenizdeki donanmadan büyük olamaz tarzı </text:p>
        <text:p text:style-name="Standard">T: bu lozanda mı </text:p>
        <text:p text:style-name="Standard">E: evet </text:p>
        <text:p text:style-name="Standard">E: o işte sınır </text:p>
        <text:p text:style-name="Standard">E: limit </text:p>
        <text:p text:style-name="Standard">T: . erzurum kongresini açıklayın ve yorumlayınız </text:p>
        <text:p text:style-name="Standard">T: demiş </text:p>
        <text:p text:style-name="Standard">T: biz yöreseldir felan dedik </text:p>
        <text:p text:style-name="Standard">T: ama açıklayın demiş </text:p>
        <text:p text:style-name="Standard">E: milli mücadele kararları var </text:p>
        <text:p text:style-name="Standard">E: mandayı reddetme </text:p>
        <text:p text:style-name="Standard">E: istanbul hükümetini kabul etmemme </text:p>
        <text:p text:style-name="Standard">E: silahlı direniş </text:p>
        <text:p text:style-name="Standard">T: şimdi amasaya erzurum sivas </text:p>
        <text:p text:style-name="Standard">E: yöresel kuvvetlerin birleşmesi </text:p>
        <text:p text:style-name="Standard">T: farklar ne </text:p>
        <text:p text:style-name="Standard">E: amasya atarükle arkadaşalrı arasında </text:p>
        <text:p text:style-name="Standard">E: oluyo </text:p>
        <text:p text:style-name="Standard">E: onlar karar veriyo </text:p>
        <text:p text:style-name="Standard"><text:soft-page-break/>E: biz örgütleyelim diyo </text:p>
        <text:p text:style-name="Standard">E: sivasta toplanalım diyo </text:p>
        <text:p text:style-name="Standard">E: o ara </text:p>
        <text:p text:style-name="Standard">E: zaten millet atatürk olamdan erzurumdan toplanaca k</text:p>
        <text:p text:style-name="Standard">E: atatğürk bakıyo sivasta kimse yok </text:p>
        <text:p text:style-name="Standard">E: erzuruma geçiyo </text:p>
        <text:p text:style-name="Standard">T: lan önce erzurum sonra sivas değil mi </text:p>
        <text:p text:style-name="Standard">E: evet </text:p>
        <text:p text:style-name="Standard">E: erzurumdan sonra sivasta toplanılıyo </text:p>
        <text:p text:style-name="Standard">E: ama attürk önce sivasa geçiyo </text:p>
        <text:p text:style-name="Standard">E: orda kongre yapılmadan erzurumua geçiyo </text:p>
        <text:p text:style-name="Standard">T: sonra yine sivas </text:p>
        <text:p text:style-name="Standard">E: evet </text:p>
        <text:p text:style-name="Standard">T: Mustafa Kemal'in izledigi batiya karsi bati politikasini(itilaf devletlerinin kendi icinde ve birlirleriyle yasadigi sorunlari dikkate alarak) aciklayiniz </text:p>
        <text:p text:style-name="Standard">T: bunu ısrarla sormuş </text:p>
        <text:p text:style-name="Standard">E: çok iyi </text:p>
        <text:p text:style-name="Standard">E: o bizde </text:p>
        <text:p text:style-name="Standard">T: bi anlaşma sırasında puşt ingilizler </text:p>
        <text:p text:style-name="Standard">T: istanbul hükümetini de çağırıyodu </text:p>
        <text:p text:style-name="Standard">T: ama istanbuldan gelen dayı </text:p>
        <text:p text:style-name="Standard">T: çekiliyodu </text:p>
        <text:p text:style-name="Standard">E: londra </text:p>
        <text:p text:style-name="Standard">E: 2. inönüden soran </text:p>
        <text:p text:style-name="Standard">T: londra nesi o </text:p>
        <text:p text:style-name="Standard">E: londra görüşmesi </text:p>
        <text:p text:style-name="Standard">E: istanbul hükümetinden giden kişi </text:p>
        <text:p text:style-name="Standard">E: bu çok ayrıntı lan </text:p>
        <text:p text:style-name="Standard">T: sonra bidaha istanbuldan birilieri siklenmiyo demi </text:p>
        <text:p text:style-name="Standard">T: lozanda felan yok </text:p>
        <text:p text:style-name="Standard">E: aynen </text:p>
        <text:p text:style-name="Standard">E: mudanya ya ya da lozana bizde gelek diyolar atatürk siktir çekiyo </text:p>
        <text:p text:style-name="Standard">T: Amasya genelgesinde imzası bulunan ... kişiler, sscb ile yaşanan ... Olayından sonra yapılan ... Antlaşması ile doğu sınırımız çizildi, trakya ya asker çıkaramamamız yada yunanca ordusunu yenmemiz sonucunda (tam hatırlayamadım) ingilizlerle aramızda .... Krizi çıktı, nutuktan bi paragraf tarihsel sürecini neden ve kim tarafından bu paragrafın yazıldığı, kurtuluş savaşı başlamadan önce yada sonrasından içteki koalisyon kurulan gruplar ve bu koalisyonların nasıl sona erdiği, lozan antlaşmasının azınlıklar ile ilgili maddesi ve maddenin önemi, misakı millinin sınırlarla ilgili maddesi ve neden günümüze kadar bu maddenin geçerli olduğuydu sanırım </text:p>
        <text:p text:style-name="Standard">T: biri böle yazmış </text:p>
        <text:p text:style-name="Standard">T: sscb ile yaşanan <text:s/>ne olayıydı aq </text:p>
        <text:p text:style-name="Standard">E: o sakarya </text:p>
        <text:p text:style-name="Standard">E: sakaryadan sonra </text:p>
        <text:p text:style-name="Standard">E: imzalanıyo </text:p>
        <text:p text:style-name="Standard">E: notlarda öyle geçiyo </text:p>
        <text:p text:style-name="Standard">E: anlaşma kars o kesin </text:p>
        <text:p text:style-name="Standard">E: olayı diyorum ben </text:p>
        <text:p text:style-name="Standard">E: olay sakarya olabilri </text:p>
        <text:p text:style-name="Standard">T: doğu sınırı deyince karsı yapıştırcaz mı </text:p>
        <text:p text:style-name="Standard">E: aynen </text:p>
        <text:p text:style-name="Standard">T: kişi kim </text:p>
        <text:p text:style-name="Standard">E: salih paşa </text:p>
        <text:p text:style-name="Standard">T: olum onun amsaya da imazsı yok </text:p>
        <text:p text:style-name="Standard">T: <text:s/>Hüseyin Rauf Orbay, Refet Bele ve Ali Fuat Paşa'dır </text:p>
        <text:p text:style-name="Standard">T: bunlardan biri </text:p>
        <text:p text:style-name="Standard">E: yok abi </text:p>
        <text:p text:style-name="Standard">E: o işte </text:p>
        <text:p text:style-name="Standard">E: ankardan onlardan biridir </text:p>
        <text:p text:style-name="Standard">T: bak yanlız kişiler diyor bide </text:p>
        <text:p text:style-name="Standard">T: Ali Fuat Cebesoy da, </text:p>
        <text:p text:style-name="Standard">T: moskovayı imzalamış </text:p>
        <text:p text:style-name="Standard">E: abi </text:p>
        <text:p text:style-name="Standard">E: sen amasyayı mı soruyon moskovayı mı ? </text:p>
        <text:p text:style-name="Standard">T: <text:s/>Amasya genelgesinde imzası bulunan ... kişiler, sscb ile yaşanan ... Olayından sonra yapılan ... Antlaşması ile doğu sınırımız çizildi, </text:p>
        <text:p text:style-name="Standard">T: bu cümleyi tamamen tamalsana </text:p>
        <text:p text:style-name="Standard">T: Mustafa Kemal, Hüseyin Rauf Orbay, Refet Bele ve Ali Fuat Cebesoy </text:p>
        <text:p text:style-name="Standard">T: amasyayı imzalaynalr </text:p>
        <text:p text:style-name="Standard">T: bunlar </text:p>
        <text:p text:style-name="Standard">T: bunlardan biri </text:p>
        <text:p text:style-name="Standard">E: abi onlar temsil heyetinden </text:p>
        <text:p text:style-name="Standard">E: olanalr </text:p>
        <text:p text:style-name="Standard">E: soruda </text:p>
        <text:p text:style-name="Standard">E: hoca </text:p>
        <text:p text:style-name="Standard">E: istanbul hükümetinden kim gelmiş diye sormuş </text:p>
        <text:p text:style-name="Standard">T: Amasya genelgesinde imzası bulunan ... kişiler, sscb ile yaşanan ... Olayından sonra yapılan ... Antlaşması ile doğu sınırımız çizildi, </text:p>
        <text:p text:style-name="Standard">T: direk böle sormuş </text:p>
        <text:p text:style-name="Standard">E: bana mustafanın dediği istanbul hükümeti olarak </text:p>
        <text:p text:style-name="Standard">E: abi </text:p>
        <text:p text:style-name="Standard">E: 5 kişini adını mı ezberleyecem çok saçma </text:p>
        <text:p text:style-name="Standard">E: isim sormsı saçma </text:p>
        <text:p text:style-name="Standard"><text:soft-page-break/>T: sormuş </text:p>
        <text:p text:style-name="Standard">T: amasya ya istanbul hükümetinden giden kişi </text:p>
        <text:p text:style-name="Standard">T: die sormuş </text:p>
        <text:p text:style-name="Standard">E: evet işte mustafanınbana dediği oydu </text:p>
        <text:p text:style-name="Standard">T: onu da sormuş bunu da sormuş </text:p>
        <text:p text:style-name="Standard">E: bi de sanki amasya hangi hükümet zamanında imzaladı avrdı </text:p>
        <text:p text:style-name="Standard">E: yani hükümetin başında im var </text:p>
        <text:p text:style-name="Standard">E: rızaydı heralde </text:p>
        <text:p text:style-name="Standard">E: ali rıza olabilir </text:p>
        <text:p text:style-name="Standard">T: kazım karabekir </text:p>
        <text:p text:style-name="Standard">T: rauf orbay </text:p>
        <text:p text:style-name="Standard">T: ali fuat cebesoy </text:p>
        <text:p text:style-name="Standard">T: inönü </text:p>
        <text:p text:style-name="Standard">E: evet bunlar ne </text:p>
        <text:p text:style-name="Standard">T: fevzi çakmak </text:p>
        <text:p text:style-name="Standard">T: bunların yediği haltlar </text:p>
        <text:p text:style-name="Standard">T: biliyon mu </text:p>
        <text:p text:style-name="Standard">T: kazım neler yaptı </text:p>
        <text:p text:style-name="Standard">E: kazım ermenileri yendi </text:p>
        <text:p text:style-name="Standard">E: kolordu komutanıydı </text:p>
        <text:p text:style-name="Standard">E: doğuda </text:p>
        <text:p text:style-name="Standard">T: osmanlının g.kurmay başkanı olan mı </text:p>
        <text:p text:style-name="Standard">E: yok türkiyenin kini mi diyon sen <text:s/>fevzi o </text:p>
        <text:p text:style-name="Standard">T: lan osmanlıdan ankaraya geçen genel kurmay başganı kimdi </text:p>
        <text:p text:style-name="Standard">T: fevziymiş hakketten </text:p>
        <text:p text:style-name="Standard">T: bi tane dışışleri bakanı vardı </text:p>
        <text:p text:style-name="Standard">T: bu gidiyo ingilizlerle konuşuyo </text:p>
        <text:p text:style-name="Standard">T: sonra atatürk sen bizi anlamamışsın istifa et diyo </text:p>
        <text:p text:style-name="Standard">T: bu adam kim </text:p>
        <text:p text:style-name="Standard">T: ve ingilizlerle nerde görüşüyo </text:p>
        <text:p text:style-name="Standard">E: adını hatırlamıyom </text:p>
        <text:p text:style-name="Standard">T: ne görüşmesi </text:p>
        <text:p text:style-name="Standard">T: bu </text:p>
        <text:p text:style-name="Standard">T: londra görüşmesi felan mı </text:p>
        <text:p text:style-name="Standard">E: londra </text:p>
        <text:p text:style-name="Standard">T: Bekir Sami Kunduh </text:p>
        <text:p text:style-name="Standard">T: muş </text:p>
        <text:p text:style-name="Standard">T: yarın soracak bunu </text:p>
        <text:p text:style-name="Standard">T: yaz </text:p>
        <text:p text:style-name="Standard">T: neyse sorular bitti zaten </text:p>
        <text:p text:style-name="Standard">T: ben bunları çalışır bi 60-70 toplarım yine</text:p>
        <text:p text:style-name="Standard">T: lan ingiltere fransa arsındaki sorun neydi</text:p>
        <text:p text:style-name="Standard">E: sömürge yolları ve</text:p>
        <text:p text:style-name="Standard">E: ingileternin almanya karşısında fransayı desteklememes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3T23:11:47</meta:creation-date>
    <dc:date>2013-12-24T03:13:44</dc:date>
    <meta:editing-duration>PT2H50M20S</meta:editing-duration>
    <meta:editing-cycles>4</meta:editing-cycles>
    <meta:generator>LibreOffice/3.5$Linux_X86_64 LibreOffice_project/350m1$Build-2</meta:generator>
    <meta:print-date>2013-12-24T03:13:05</meta:print-date>
    <meta:document-statistic meta:table-count="0" meta:image-count="0" meta:object-count="0" meta:page-count="7" meta:paragraph-count="549" meta:word-count="2685" meta:character-count="16780" meta:non-whitespace-character-count="14094"/>
  </office:meta>
</office:document-meta>
</file>